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4dd0e1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4dd0e1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adadad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3" style:family="text">
      <style:text-properties fo:font-variant="normal" fo:text-transform="none" fo:color="#4dd0e1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4" style:family="text">
      <style:text-properties fo:font-variant="normal" fo:text-transform="none" fo:color="#4dd0e1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1.269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1.26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107cm" text:min-label-width="1.163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107cm" text:min-label-width="1.163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13cm" text:min-label-width="1.057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oT with CircuitPytho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Look mam, no development environment.</text:span></text:p>
            <text:p text:style-name="P1"><text:span text:style-name="T2"/></text:p>
            <text:p text:style-name="P1"><text:span text:style-name="T2">David Glaude</text:span></text:p>
            <text:p text:style-name="P1"><text:span text:style-name="T2"><text:s text:c="65"/></text:span><text:span text:style-name="T2">Fosdem’20</text:span></text:p>
            <text:p text:style-name="P1"><text:span text:style-name="T3"><text:a xlink:href="https://github.com/dglaude/Fosdem20CircuitPython" xlink:type="simple">https://github.com/dglaude/Fosdem20CircuitPython</text:a>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al disclosure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artial disclosure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5">Not related to my job</text:span></text:p>
            <text:p text:style-name="P8"><text:span text:style-name="T5">(so I will not disclose)</text:span></text:p>
            <text:p text:style-name="P9"><text:span text:style-name="T5">Not affiliated with Adafruit</text:span></text:p>
            <text:p text:style-name="P10"><text:span text:style-name="T5">(but I have stickers for you)</text:span></text:p>
          </draw:text-box>
        </draw:frame>
        <presentation:notes draw:style-name="dp2">
          <draw:page-thumbnail draw:name="Google Shape;57;g6e74570d77_0_48:notes" draw:style-name="gr1" draw:layer="layout" svg:width="16.932cm" svg:height="9.524cm" svg:x="1.059cm" svg:y="1.905cm" draw:page-number="2" presentation:class="page"/>
          <draw:frame draw:name="Google Shape;58;g6e74570d77_0_4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CircuitPython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hat is CircuitPython</text:span></text:p>
          </draw:text-box>
        </draw:frame>
        <draw:frame draw:name="Google Shape;67;p15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6">CircuitPython is a fork of MicroPython</text:span></text:p>
            <text:p text:style-name="P9"><text:span text:style-name="T6">MicroPython is a re-implementation of Python 3 language optimised for MicroProcessor</text:span></text:p>
            <text:p text:style-name="P9"><text:span text:style-name="T6">MicroPython Damien George was initially working on STM32F405RG (M4)</text:span></text:p>
            <text:p text:style-name="P12"><text:span text:style-name="T6">PyBoard, KickStarter for ESP8266, micro:bit, PyBoard-D</text:span></text:p>
          </draw:text-box>
        </draw:frame>
        <presentation:notes draw:style-name="dp2">
          <draw:page-thumbnail draw:name="Google Shape;63;g6e74570d77_0_57:notes" draw:style-name="gr1" draw:layer="layout" svg:width="16.932cm" svg:height="9.524cm" svg:x="1.059cm" svg:y="1.905cm" draw:page-number="3" presentation:class="page"/>
          <draw:frame draw:name="Google Shape;64;g6e74570d77_0_5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rcuitPython vs MicroPython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ircuitPython vs MicroPython</text:span></text:p>
          </draw:text-box>
        </draw:frame>
        <draw:frame draw:name="Google Shape;73;p16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7">**CircuitPython vs MicroPython**</text:span></text:p>
            <text:p text:style-name="P9"><text:span text:style-name="T7">Be aware as of 11/2016 the master branch of Adafruit's MicroPython GitHub repository has a new API which is not directly compatible with other MicroPython libraries.</text:span></text:p>
            <text:p text:style-name="P13"><text:span text:style-name="T8">- Different hardware support with some overlap (STM32)</text:span></text:p>
            <text:p text:style-name="P13"><text:span text:style-name="T8">- MicroPython support interrupt, asynchronous / uLibrary</text:span></text:p>
            <text:p text:style-name="P13"><text:span text:style-name="T8">- CircuitPython has multilingual error</text:span></text:p>
            <text:p text:style-name="P14"><text:span text:style-name="T8">- Different Wifi offloading board and different BLE API (both low level)</text:span></text:p>
          </draw:text-box>
        </draw:frame>
        <presentation:notes draw:style-name="dp2">
          <draw:page-thumbnail draw:name="Google Shape;69;g6e74570d77_0_64:notes" draw:style-name="gr1" draw:layer="layout" svg:width="16.932cm" svg:height="9.524cm" svg:x="1.059cm" svg:y="1.905cm" draw:page-number="4" presentation:class="page"/>
          <draw:frame draw:name="Google Shape;70;g6e74570d77_0_6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rcuitPython 1.0.0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ircuitPython 1.0.0</text:span></text:p>
          </draw:text-box>
        </draw:frame>
        <draw:frame draw:name="Google Shape;79;p17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6">JULY 19, 2017</text:span></text:p>
            <text:p text:style-name="P9"><text:span text:style-name="T9"><text:a xlink:href="https://blog.adafruit.com/2017/07/19/circuitpython-1-0-0/" xlink:type="simple">https://blog.adafruit.com/2017/07/19/circuitpython-1-0-0/</text:a></text:span></text:p>
            <text:p text:style-name="P9"><text:span text:style-name="T6">Based on MicroPython 1.8.7.</text:span></text:p>
            <text:p text:style-name="P12"><text:span text:style-name="T6">Support Atmel SAMD21 (aka M0) and ESP8266</text:span></text:p>
          </draw:text-box>
        </draw:frame>
        <presentation:notes draw:style-name="dp2">
          <draw:page-thumbnail draw:name="Google Shape;75;g6e74570d77_0_161:notes" draw:style-name="gr1" draw:layer="layout" svg:width="16.932cm" svg:height="9.524cm" svg:x="1.059cm" svg:y="1.905cm" draw:page-number="5" presentation:class="page"/>
          <draw:frame draw:name="Google Shape;76;g6e74570d77_0_16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rcuitPython 2.0.0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ircuitPython 2.0.0</text:span></text:p>
          </draw:text-box>
        </draw:frame>
        <draw:frame draw:name="Google Shape;85;p18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6">SEPTEMBER 12, 2017</text:span></text:p>
            <text:p text:style-name="P9"><text:span text:style-name="T9"><text:a xlink:href="https://blog.adafruit.com/2017/09/12/circuitpython-2-0-0/" xlink:type="simple">https://blog.adafruit.com/2017/09/12/circuitpython-2-0-0/</text:a></text:span></text:p>
            <text:p text:style-name="P12"><text:span text:style-name="T6">Based on MicroPython 1.9.2.</text:span></text:p>
          </draw:text-box>
        </draw:frame>
        <presentation:notes draw:style-name="dp2">
          <draw:page-thumbnail draw:name="Google Shape;81;g6e74570d77_0_168:notes" draw:style-name="gr1" draw:layer="layout" svg:width="16.932cm" svg:height="9.524cm" svg:x="1.059cm" svg:y="1.905cm" draw:page-number="6" presentation:class="page"/>
          <draw:frame draw:name="Google Shape;82;g6e74570d77_0_16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rcuitPython 3.0.0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ircuitPython 3.0.0</text:span></text:p>
          </draw:text-box>
        </draw:frame>
        <draw:frame draw:name="Google Shape;91;p19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6">JULY 9, 2018</text:span></text:p>
            <text:p text:style-name="P9"><text:span text:style-name="T9"><text:a xlink:href="https://blog.adafruit.com/2018/07/09/circuitpython-3-0-0-released-adafruit-circuitpython/" xlink:type="simple">https://blog.adafruit.com/2018/07/09/circuitpython-3-0-0-released-adafruit-circuitpython/</text:a></text:span></text:p>
            <text:p text:style-name="P9"><text:span text:style-name="T6">Support for the SAMD51 (aka M4)</text:span></text:p>
            <text:p text:style-name="P12"><text:span text:style-name="T6">Based on MicroPython 1.9.3.</text:span></text:p>
          </draw:text-box>
        </draw:frame>
        <presentation:notes draw:style-name="dp2">
          <draw:page-thumbnail draw:name="Google Shape;87;g6e74570d77_0_175:notes" draw:style-name="gr1" draw:layer="layout" svg:width="16.932cm" svg:height="9.524cm" svg:x="1.059cm" svg:y="1.905cm" draw:page-number="7" presentation:class="page"/>
          <draw:frame draw:name="Google Shape;88;g6e74570d77_0_17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rcuitPython 4.0.0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ircuitPython 4.0.0</text:span></text:p>
          </draw:text-box>
        </draw:frame>
        <draw:frame draw:name="Google Shape;97;p20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7">MAY 20, 2019</text:span></text:p>
            <text:p text:style-name="P9"><text:span text:style-name="T10"><text:a xlink:href="https://blog.adafruit.com/2019/05/20/circuitpython-4-0-0-released/" xlink:type="simple">https://blog.adafruit.com/2019/05/20/circuitpython-4-0-0-released/</text:a></text:span></text:p>
            <text:p text:style-name="P9"><text:span text:style-name="T7">Remove ESP8266 support</text:span></text:p>
            <text:p text:style-name="P9"><text:span text:style-name="T7">Support Nordic nRF52840</text:span></text:p>
            <text:p text:style-name="P9"><text:span text:style-name="T7">Add bleio and Displayio replace framebuffer</text:span></text:p>
            <text:p text:style-name="P12"><text:span text:style-name="T7">Based on MicroPython 1.9.4 @25ae98f.</text:span></text:p>
          </draw:text-box>
        </draw:frame>
        <presentation:notes draw:style-name="dp2">
          <draw:page-thumbnail draw:name="Google Shape;93;g6e74570d77_0_182:notes" draw:style-name="gr1" draw:layer="layout" svg:width="16.932cm" svg:height="9.524cm" svg:x="1.059cm" svg:y="1.905cm" draw:page-number="8" presentation:class="page"/>
          <draw:frame draw:name="Google Shape;94;g6e74570d77_0_18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rcuitPython 5.0.0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ircuitPython 5.0.0</text:span></text:p>
          </draw:text-box>
        </draw:frame>
        <draw:frame draw:name="Google Shape;103;p21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6">SOON</text:span></text:p>
            <text:p text:style-name="P9"><text:span text:style-name="T6">https://blog.adafruit.com/2020/01/21/circuitpython-5-0-0-beta-4-release-adafruit-circuitpython/</text:span></text:p>
            <text:p text:style-name="P9"><text:span text:style-name="T6">Support for STM32F4, iMX RT10xx and Sony Spresense microcontrollers</text:span></text:p>
            <text:p text:style-name="P12"><text:span text:style-name="T6">Better BLE</text:span></text:p>
          </draw:text-box>
        </draw:frame>
        <presentation:notes draw:style-name="dp2">
          <draw:page-thumbnail draw:name="Google Shape;99;g6e74570d77_0_189:notes" draw:style-name="gr1" draw:layer="layout" svg:width="16.932cm" svg:height="9.524cm" svg:x="1.059cm" svg:y="1.905cm" draw:page-number="9" presentation:class="page"/>
          <draw:frame draw:name="Google Shape;100;g6e74570d77_0_18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fruit" draw:style-name="dp1" draw:master-page-name="TITLE_5f_AND_5f_BODY" presentation:presentation-page-layout-name="AL2T1">
        <draw:frame draw:name="Google Shape;10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dafruit</text:span></text:p>
          </draw:text-box>
        </draw:frame>
        <draw:frame draw:name="Google Shape;109;p22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6">Maker company from NYC</text:span></text:p>
            <text:p text:style-name="P9"><text:span text:style-name="T6">Women-owned company founded by Limor engineer from mit</text:span></text:p>
            <text:p text:style-name="P9"><text:span text:style-name="T6">open hardware and open source</text:span></text:p>
            <text:p text:style-name="P9"><text:span text:style-name="T6">A company with values: Gender Inclusive, voting day, STEM education, Support for …</text:span></text:p>
            <text:p text:style-name="P12"><text:span text:style-name="T9"><text:a xlink:href="https://www.adafruit.com/" xlink:type="simple">https://www.adafruit.com/</text:a></text:span></text:p>
          </draw:text-box>
        </draw:frame>
        <presentation:notes draw:style-name="dp2">
          <draw:page-thumbnail draw:name="Google Shape;105;g6e74570d77_0_196:notes" draw:style-name="gr1" draw:layer="layout" svg:width="16.932cm" svg:height="9.524cm" svg:x="1.059cm" svg:y="1.905cm" draw:page-number="10" presentation:class="page"/>
          <draw:frame draw:name="Google Shape;106;g6e74570d77_0_19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sources" draw:style-name="dp1" draw:master-page-name="TITLE_5f_AND_5f_BODY" presentation:presentation-page-layout-name="AL2T1">
        <draw:frame draw:name="Google Shape;11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essources</text:span></text:p>
          </draw:text-box>
        </draw:frame>
        <draw:frame draw:name="Google Shape;115;p23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9"><text:a xlink:href="https://circuitpython.org/" xlink:type="simple">https://circuitpython.org/</text:a></text:span></text:p>
            <text:p text:style-name="P9"><text:span text:style-name="T6">100+ boards: Adafruit and other</text:span></text:p>
            <text:p text:style-name="P9"><text:span text:style-name="T11">Learn guide</text:span></text:p>
            <text:p text:style-name="P9"><text:span text:style-name="T9"><text:a xlink:href="https://learn.adafruit.com/category/circuitpython" xlink:type="simple">https://learn.adafruit.com/category/circuitpython</text:a></text:span></text:p>
            <text:p text:style-name="P12"><text:span text:style-name="T6">sensor =&gt; library =&gt; example =&gt; learn guide</text:span></text:p>
          </draw:text-box>
        </draw:frame>
        <presentation:notes draw:style-name="dp2">
          <draw:page-thumbnail draw:name="Google Shape;111;g6e74570d77_0_205:notes" draw:style-name="gr1" draw:layer="layout" svg:width="16.932cm" svg:height="9.524cm" svg:x="1.059cm" svg:y="1.905cm" draw:page-number="11" presentation:class="page"/>
          <draw:frame draw:name="Google Shape;112;g6e74570d77_0_20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ty" draw:style-name="dp1" draw:master-page-name="TITLE_5f_AND_5f_BODY" presentation:presentation-page-layout-name="AL2T1">
        <draw:frame draw:name="Google Shape;120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mmunity</text:span></text:p>
          </draw:text-box>
        </draw:frame>
        <draw:frame draw:name="Google Shape;121;p2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12">Discord:</text:span></text:p>
            <text:p text:style-name="P9"><text:span text:style-name="T13"><text:a xlink:href="https://adafru.it/discord" xlink:type="simple">https://adafru.it/discord</text:a></text:span></text:p>
            <text:p text:style-name="P9"><text:span text:style-name="T12">Forum:</text:span></text:p>
            <text:p text:style-name="P12"><text:span text:style-name="T13"><text:a xlink:href="https://forums.adafruit.com/" xlink:type="simple">https://forums.adafruit.com/</text:a></text:span></text:p>
          </draw:text-box>
        </draw:frame>
        <presentation:notes draw:style-name="dp2">
          <draw:page-thumbnail draw:name="Google Shape;117;g6e74570d77_0_213:notes" draw:style-name="gr1" draw:layer="layout" svg:width="16.932cm" svg:height="9.524cm" svg:x="1.059cm" svg:y="1.905cm" draw:page-number="12" presentation:class="page"/>
          <draw:frame draw:name="Google Shape;118;g6e74570d77_0_21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rcuitPython library" draw:style-name="dp1" draw:master-page-name="TITLE_5f_AND_5f_BODY" presentation:presentation-page-layout-name="AL2T1">
        <draw:frame draw:name="Google Shape;126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ircuitPython library</text:span></text:p>
          </draw:text-box>
        </draw:frame>
        <draw:frame draw:name="Google Shape;127;p25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5">200+ Libraries</text:span></text:p>
            <text:list text:style-name="L5">
              <text:list-item>
                <text:p text:style-name="P9"><text:span text:style-name="T5">py: Python library</text:span></text:p>
              </text:list-item>
              <text:list-item>
                <text:p text:style-name="P7"><text:span text:style-name="T5">mpy: Bytecode compiled</text:span></text:p>
              </text:list-item>
              <text:list-item>
                <text:p text:style-name="P7"><text:span text:style-name="T5">frozen = build into core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123;g6e74570d77_0_220:notes" draw:style-name="gr1" draw:layer="layout" svg:width="16.932cm" svg:height="9.524cm" svg:x="1.059cm" svg:y="1.905cm" draw:page-number="13" presentation:class="page"/>
          <draw:frame draw:name="Google Shape;124;g6e74570d77_0_22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inka" draw:style-name="dp1" draw:master-page-name="TITLE_5f_AND_5f_BODY" presentation:presentation-page-layout-name="AL2T1">
        <draw:frame draw:name="Google Shape;132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Blinka</text:span></text:p>
          </draw:text-box>
        </draw:frame>
        <draw:frame draw:name="Google Shape;133;p26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6">Circuit Python Library for</text:span></text:p>
            <text:list text:style-name="L7">
              <text:list-item>
                <text:p text:style-name="P9"><text:span text:style-name="T6">Microcontroller </text:span><text:span text:style-name="T14"><text:a xlink:href="https://learn.adafruit.com/assets/81365" xlink:type="simple">https://learn.adafruit.com/assets/81365</text:a></text:span></text:p>
              </text:list-item>
            </text:list>
            <text:list text:style-name="L8">
              <text:list-item>
                <text:p text:style-name="P7"><text:span text:style-name="T6">Single Board</text:span></text:p>
              </text:list-item>
            </text:list>
            <text:list text:style-name="L7">
              <text:list-item>
                <text:p text:style-name="P7"><text:span text:style-name="T6">Personal Computer: Linux Windows Mac </text:span><text:span text:style-name="T14"><text:a xlink:href="https://learn.adafruit.com/assets/81369" xlink:type="simple">https://learn.adafruit.com/assets/81369</text:a></text:span></text:p>
              </text:list-item>
            </text:list>
            <text:p text:style-name="P12"><text:span text:style-name="T9"><text:a xlink:href="https://learn.adafruit.com/circuitpython-on-any-computer-with-ft232h" xlink:type="simple">https://learn.adafruit.com/circuitpython-on-any-computer-with-ft232h</text:a></text:span></text:p>
          </draw:text-box>
        </draw:frame>
        <presentation:notes draw:style-name="dp2">
          <draw:page-thumbnail draw:name="Google Shape;129;g6e74570d77_0_227:notes" draw:style-name="gr1" draw:layer="layout" svg:width="16.932cm" svg:height="9.524cm" svg:x="1.059cm" svg:y="1.905cm" draw:page-number="14" presentation:class="page"/>
          <draw:frame draw:name="Google Shape;130;g6e74570d77_0_22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Friendly experience" draw:style-name="dp1" draw:master-page-name="TITLE_5f_AND_5f_BODY" presentation:presentation-page-layout-name="AL2T1">
        <draw:frame draw:name="Google Shape;138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User Friendly experience</text:span></text:p>
          </draw:text-box>
        </draw:frame>
        <draw:frame draw:name="Google Shape;139;p27" presentation:style-name="pr5" draw:text-style-name="P11" draw:layer="layout" svg:width="24.259cm" svg:height="9.489cm" svg:x="0.866cm" svg:y="3.201cm" presentation:class="outline" presentation:user-transformed="true">
          <draw:text-box>
            <text:list text:style-name="L10">
              <text:list-item>
                <text:p text:style-name="P15"><text:span text:style-name="T12">Appear as a USB storage</text:span></text:p>
              </text:list-item>
              <text:list-item>
                <text:p text:style-name="P15"><text:span text:style-name="T12">Just edit code.py or main.py</text:span></text:p>
              </text:list-item>
              <text:list-item>
                <text:p text:style-name="P15"><text:span text:style-name="T12">Add library by copying files</text:span></text:p>
              </text:list-item>
              <text:list-item>
                <text:p text:style-name="P15"><text:span text:style-name="T12">Serial over USB available for REPL</text:span></text:p>
              </text:list-item>
              <text:list-item>
                <text:p text:style-name="P15"><text:span text:style-name="T12">Drag and drop new firmware (UF2)</text:span></text:p>
              </text:list-item>
            </text:list>
            <text:p text:style-name="P12"><text:span text:style-name="T9"><text:a xlink:href="https://learn.adafruit.com/welcome-to-circuitpython" xlink:type="simple">https://learn.adafruit.com/welcome-to-circuitpython</text:a></text:span></text:p>
          </draw:text-box>
        </draw:frame>
        <presentation:notes draw:style-name="dp2">
          <draw:page-thumbnail draw:name="Google Shape;135;g6e74570d77_0_234:notes" draw:style-name="gr1" draw:layer="layout" svg:width="16.932cm" svg:height="9.524cm" svg:x="1.059cm" svg:y="1.905cm" draw:page-number="15" presentation:class="page"/>
          <draw:frame draw:name="Google Shape;136;g6e74570d77_0_23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lo World Demo" draw:style-name="dp1" draw:master-page-name="TITLE_5f_AND_5f_BODY" presentation:presentation-page-layout-name="AL2T1">
        <draw:frame draw:name="Google Shape;144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Hello World Demo</text:span></text:p>
          </draw:text-box>
        </draw:frame>
        <draw:frame draw:name="Google Shape;145;p28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12">REPL</text:span></text:p>
            <text:p text:style-name="P12"><text:span text:style-name="T12">print("Hello World!")</text:span></text:p>
          </draw:text-box>
        </draw:frame>
        <presentation:notes draw:style-name="dp2">
          <draw:page-thumbnail draw:name="Google Shape;141;g6e74570d77_0_241:notes" draw:style-name="gr1" draw:layer="layout" svg:width="16.932cm" svg:height="9.524cm" svg:x="1.059cm" svg:y="1.905cm" draw:page-number="16" presentation:class="page"/>
          <draw:frame draw:name="Google Shape;142;g6e74570d77_0_24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, the recommended Editor" draw:style-name="dp1" draw:master-page-name="TITLE_5f_AND_5f_BODY" presentation:presentation-page-layout-name="AL2T1">
        <draw:frame draw:name="Google Shape;150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u, the recommended Editor</text:span></text:p>
          </draw:text-box>
        </draw:frame>
        <draw:frame draw:name="Google Shape;151;p29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5"><text:span text:style-name="T6">Auto-detect CircuitPython board</text:span></text:p>
              </text:list-item>
              <text:list-item>
                <text:p text:style-name="P15"><text:span text:style-name="T6">Python highlight and checking</text:span></text:p>
              </text:list-item>
              <text:list-item>
                <text:p text:style-name="P15"><text:span text:style-name="T6">Immediately save the complete file</text:span></text:p>
              </text:list-item>
              <text:list-item>
                <text:p text:style-name="P15"><text:span text:style-name="T6">Serial support for REPL</text:span></text:p>
              </text:list-item>
              <text:list-item>
                <text:p text:style-name="P15"><text:span text:style-name="T6">Draw graphic from output</text:span></text:p>
              </text:list-item>
            </text:list>
            <text:p text:style-name="P9"><text:span text:style-name="T10"><text:a xlink:href="https://madewith.mu/" xlink:type="simple">https://madewith.mu/</text:a></text:span></text:p>
            <text:p text:style-name="P12"><text:span text:style-name="T10"><text:a xlink:href="https://codewith.mu/" xlink:type="simple">https://codewith.mu/</text:a></text:span></text:p>
          </draw:text-box>
        </draw:frame>
        <presentation:notes draw:style-name="dp2">
          <draw:page-thumbnail draw:name="Google Shape;147;g6e74570d77_0_249:notes" draw:style-name="gr1" draw:layer="layout" svg:width="16.932cm" svg:height="9.524cm" svg:x="1.059cm" svg:y="1.905cm" draw:page-number="17" presentation:class="page"/>
          <draw:frame draw:name="Google Shape;148;g6e74570d77_0_24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inkt Demo" draw:style-name="dp1" draw:master-page-name="TITLE_5f_AND_5f_BODY" presentation:presentation-page-layout-name="AL2T1">
        <draw:frame draw:name="Google Shape;156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Blinkt Demo</text:span></text:p>
          </draw:text-box>
        </draw:frame>
        <draw:frame draw:name="Google Shape;157;p30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12">The microcontroller Hello World</text:span></text:p>
            <text:p text:style-name="P12"><text:span text:style-name="T10"><text:a xlink:href="https://learn.adafruit.com/welcome-to-circuitpython/creating-and-editing-code" xlink:type="simple">https://learn.adafruit.com/welcome-to-circuitpython/creating-and-editing-code</text:a></text:span></text:p>
          </draw:text-box>
        </draw:frame>
        <presentation:notes draw:style-name="dp2">
          <draw:page-thumbnail draw:name="Google Shape;153;g6e74570d77_0_256:notes" draw:style-name="gr1" draw:layer="layout" svg:width="16.932cm" svg:height="9.524cm" svg:x="1.059cm" svg:y="1.905cm" draw:page-number="18" presentation:class="page"/>
          <draw:frame draw:name="Google Shape;154;g6e74570d77_0_25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oT" draw:style-name="dp1" draw:master-page-name="TITLE_5f_AND_5f_BODY" presentation:presentation-page-layout-name="AL2T1">
        <draw:frame draw:name="Google Shape;162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oT</text:span></text:p>
          </draw:text-box>
        </draw:frame>
        <draw:frame draw:name="Google Shape;163;p3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5"><text:span text:style-name="T5">Adafruit IO</text:span></text:p>
              </text:list-item>
              <text:list-item>
                <text:p text:style-name="P15"><text:span text:style-name="T5">Airlift</text:span></text:p>
              </text:list-item>
              <text:list-item>
                <text:p text:style-name="P15"><text:span text:style-name="T5">PyPortal</text:span></text:p>
              </text:list-item>
              <text:list-item>
                <text:p text:style-name="P15"><text:span text:style-name="T5">BLE with nRF52840</text:span></text:p>
              </text:list-item>
            </text:list>
          </draw:text-box>
        </draw:frame>
        <presentation:notes draw:style-name="dp2">
          <draw:page-thumbnail draw:name="Google Shape;159;g6e74570d77_0_263:notes" draw:style-name="gr1" draw:layer="layout" svg:width="16.932cm" svg:height="9.524cm" svg:x="1.059cm" svg:y="1.905cm" draw:page-number="19" presentation:class="page"/>
          <draw:frame draw:name="Google Shape;160;g6e74570d77_0_26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fruit IO" draw:style-name="dp1" draw:master-page-name="TITLE_5f_AND_5f_BODY" presentation:presentation-page-layout-name="AL2T1">
        <draw:frame draw:name="Google Shape;168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dafruit IO</text:span></text:p>
          </draw:text-box>
        </draw:frame>
        <draw:frame draw:name="Google Shape;169;p32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7">Adafruit IO is a platform designed Adafruit to display, respond, and interact with your project's data.</text:span></text:p>
            <text:p text:style-name="P9"><text:span text:style-name="T10"><text:a xlink:href="https://io.adafruit.com/" xlink:type="simple">https://io.adafruit.com/</text:a></text:span></text:p>
            <text:p text:style-name="P9"><text:span text:style-name="T7">We also keep your data private (data feeds are private by default) </text:span></text:p>
            <text:p text:style-name="P9"><text:span text:style-name="T7">and secure (we will never sell or give this data away to another company) for you. </text:span></text:p>
            <text:p text:style-name="P9"><text:span text:style-name="T7">It's the internet of things - for everyone!</text:span></text:p>
            <text:p text:style-name="P12"><text:span text:style-name="T10"><text:a xlink:href="https://learn.adafruit.com/mqtt-in-circuitpython" xlink:type="simple">https://learn.adafruit.com/mqtt-in-circuitpython</text:a></text:span></text:p>
          </draw:text-box>
        </draw:frame>
        <presentation:notes draw:style-name="dp2">
          <draw:page-thumbnail draw:name="Google Shape;165;g6e74570d77_0_270:notes" draw:style-name="gr1" draw:layer="layout" svg:width="16.932cm" svg:height="9.524cm" svg:x="1.059cm" svg:y="1.905cm" draw:page-number="20" presentation:class="page"/>
          <draw:frame draw:name="Google Shape;166;g6e74570d77_0_27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rLift" draw:style-name="dp1" draw:master-page-name="TITLE_5f_AND_5f_BODY" presentation:presentation-page-layout-name="AL2T1">
        <draw:frame draw:name="Google Shape;174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irLift</text:span></text:p>
          </draw:text-box>
        </draw:frame>
        <draw:frame draw:name="Google Shape;175;p3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5"><text:span text:style-name="T12">ESP32 used as a Wifi coprocessor</text:span></text:p>
              </text:list-item>
              <text:list-item>
                <text:p text:style-name="P15"><text:span text:style-name="T12">Based on Nina Fw</text:span></text:p>
              </text:list-item>
              <text:list-item>
                <text:p text:style-name="P15"><text:span text:style-name="T12">Use SPI rather than UART</text:span></text:p>
              </text:list-item>
              <text:list-item>
                <text:p text:style-name="P15"><text:span text:style-name="T12">On board, add-on, DIY</text:span></text:p>
              </text:list-item>
              <text:list-item>
                <text:p text:style-name="P15"><text:span text:style-name="T12">Require M4, nRF52840 or above</text:span></text:p>
              </text:list-item>
            </text:list>
          </draw:text-box>
        </draw:frame>
        <presentation:notes draw:style-name="dp2">
          <draw:page-thumbnail draw:name="Google Shape;171;g6e74570d77_0_277:notes" draw:style-name="gr1" draw:layer="layout" svg:width="16.932cm" svg:height="9.524cm" svg:x="1.059cm" svg:y="1.905cm" draw:page-number="21" presentation:class="page"/>
          <draw:frame draw:name="Google Shape;172;g6e74570d77_0_277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Cheerlight" draw:style-name="dp1" draw:master-page-name="TITLE_5f_AND_5f_BODY" presentation:presentation-page-layout-name="AL2T1">
        <draw:frame draw:name="Google Shape;180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Demo Cheerlight</text:span></text:p>
          </draw:text-box>
        </draw:frame>
        <draw:frame draw:name="Google Shape;181;p3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7">CheerLights is an #internetofthings project by @scharler to synchronize lights to the same color at the same time all around the world.</text:span></text:p>
            <text:p text:style-name="P9"><text:span text:style-name="T10"><text:a xlink:href="https://cheerlights.com/" xlink:type="simple">https://cheerlights.com/</text:a></text:span></text:p>
            <text:p text:style-name="P9"><text:span text:style-name="T10"><text:a xlink:href="https://twitter.com/cheerlights" xlink:type="simple">https://twitter.com/cheerlights</text:a></text:span></text:p>
            <text:list text:style-name="L7">
              <text:list-item>
                <text:p text:style-name="P9"><text:span text:style-name="T7">PyGamer + AirLift</text:span></text:p>
              </text:list-item>
              <text:list-item>
                <text:p text:style-name="P7"><text:span text:style-name="T7">PyPortal text</text:span></text:p>
              </text:list-item>
              <text:list-item>
                <text:p text:style-name="P7"><text:span text:style-name="T7">PyPortal json</text:span></text:p>
              </text:list-item>
            </text:list>
          </draw:text-box>
        </draw:frame>
        <presentation:notes draw:style-name="dp2">
          <draw:page-thumbnail draw:name="Google Shape;177;g6e74570d77_0_284:notes" draw:style-name="gr1" draw:layer="layout" svg:width="16.932cm" svg:height="9.524cm" svg:x="1.059cm" svg:y="1.905cm" draw:page-number="22" presentation:class="page"/>
          <draw:frame draw:name="Google Shape;178;g6e74570d77_0_284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E" draw:style-name="dp1" draw:master-page-name="TITLE_5f_AND_5f_BODY" presentation:presentation-page-layout-name="AL2T1">
        <draw:frame draw:name="Google Shape;186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BLE</text:span></text:p>
          </draw:text-box>
        </draw:frame>
        <draw:frame draw:name="Google Shape;187;p3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5"><text:span text:style-name="T7">recommendation: nRF54840 board</text:span></text:p>
              </text:list-item>
              <text:list-item>
                <text:p text:style-name="P15"><text:span text:style-name="T7">GAP: Central or Periferical</text:span></text:p>
              </text:list-item>
              <text:list-item>
                <text:p text:style-name="P15"><text:span text:style-name="T7">GATT: Server or Client</text:span></text:p>
              </text:list-item>
            </text:list>
            <text:p text:style-name="P9"><text:span text:style-name="T14"><text:a xlink:href="https://learn.adafruit.com/assets/86833" xlink:type="simple">https://learn.adafruit.com/assets/86833</text:a></text:span></text:p>
            <text:p text:style-name="P9"><text:span text:style-name="T10"><text:a xlink:href="https://learn.adafruit.com/circuitpython-nrf52840" xlink:type="simple">https://learn.adafruit.com/circuitpython-nrf52840</text:a></text:span></text:p>
            <text:p text:style-name="P9"><text:span text:style-name="T10"><text:a xlink:href="https://learn.adafruit.com/ble-hid-keyboard-buttons-with-circuitpython/understanding-ble" xlink:type="simple">https://learn.adafruit.com/ble-hid-keyboard-buttons-with-circuitpython/understanding-ble</text:a></text:span></text:p>
            <text:p text:style-name="P12"><text:span text:style-name="T10"><text:a xlink:href="https://learn.adafruit.com/category/bluefruit-slash-ble" xlink:type="simple">https://learn.adafruit.com/category/bluefruit-slash-ble</text:a></text:span></text:p>
          </draw:text-box>
        </draw:frame>
        <presentation:notes draw:style-name="dp2">
          <draw:page-thumbnail draw:name="Google Shape;183;g6e74570d77_0_332:notes" draw:style-name="gr1" draw:layer="layout" svg:width="16.932cm" svg:height="9.524cm" svg:x="1.059cm" svg:y="1.905cm" draw:page-number="23" presentation:class="page"/>
          <draw:frame draw:name="Google Shape;184;g6e74570d77_0_33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E Demo" draw:style-name="dp1" draw:master-page-name="TITLE_5f_AND_5f_BODY" presentation:presentation-page-layout-name="AL2T1">
        <draw:frame draw:name="Google Shape;192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BLE Demo</text:span></text:p>
          </draw:text-box>
        </draw:frame>
        <draw:frame draw:name="Google Shape;193;p36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12">Hide n Seek (beacon)</text:span></text:p>
            <text:p text:style-name="P9"><text:span text:style-name="T12">Central/client Color (Adafruit UART protocol)</text:span></text:p>
            <text:p text:style-name="P12"><text:span text:style-name="T12"/></text:p>
          </draw:text-box>
        </draw:frame>
        <presentation:notes draw:style-name="dp2">
          <draw:page-thumbnail draw:name="Google Shape;189;g6e74570d77_0_291:notes" draw:style-name="gr1" draw:layer="layout" svg:width="16.932cm" svg:height="9.524cm" svg:x="1.059cm" svg:y="1.905cm" draw:page-number="24" presentation:class="page"/>
          <draw:frame draw:name="Google Shape;190;g6e74570d77_0_29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fruit form factor" draw:style-name="dp1" draw:master-page-name="TITLE_5f_AND_5f_BODY" presentation:presentation-page-layout-name="AL2T1">
        <draw:frame draw:name="Google Shape;198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dafruit form factor</text:span></text:p>
          </draw:text-box>
        </draw:frame>
        <draw:frame draw:name="Google Shape;199;p37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5"><text:span text:style-name="T12">Arduino</text:span></text:p>
              </text:list-item>
              <text:list-item>
                <text:p text:style-name="P15"><text:span text:style-name="T12">Feather</text:span></text:p>
              </text:list-item>
              <text:list-item>
                <text:p text:style-name="P15"><text:span text:style-name="T12">ItsyBitsy</text:span></text:p>
              </text:list-item>
              <text:list-item>
                <text:p text:style-name="P15"><text:span text:style-name="T12">Circuit Playground (CPX &amp; CPB)</text:span></text:p>
              </text:list-item>
              <text:list-item>
                <text:p text:style-name="P15"><text:span text:style-name="T12">Micro-bit (CLUE)</text:span></text:p>
              </text:list-item>
            </text:list>
          </draw:text-box>
        </draw:frame>
        <presentation:notes draw:style-name="dp2">
          <draw:page-thumbnail draw:name="Google Shape;195;g6e74570d77_0_310:notes" draw:style-name="gr1" draw:layer="layout" svg:width="16.932cm" svg:height="9.524cm" svg:x="1.059cm" svg:y="1.905cm" draw:page-number="25" presentation:class="page"/>
          <draw:frame draw:name="Google Shape;196;g6e74570d77_0_31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rgon (1/2)" draw:style-name="dp1" draw:master-page-name="TITLE_5f_AND_5f_BODY" presentation:presentation-page-layout-name="AL2T1">
        <draw:frame draw:name="Google Shape;204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Jargon (1/2)</text:span></text:p>
          </draw:text-box>
        </draw:frame>
        <draw:frame draw:name="Google Shape;205;p38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5"><text:span text:style-name="T7">Circuit Python: Adafruit fork of Micro Python (see rules)</text:span></text:p>
              </text:list-item>
              <text:list-item>
                <text:p text:style-name="P15"><text:span text:style-name="T7">Blinka: Software layer to use Circuit Python Library on computer</text:span></text:p>
              </text:list-item>
              <text:list-item>
                <text:p text:style-name="P15"><text:span text:style-name="T7">Feather: Adafruit form factor for microcontroler board</text:span></text:p>
              </text:list-item>
              <text:list-item>
                <text:p text:style-name="P15"><text:span text:style-name="T7">Feather Wing: Adafruit addon board that plug on a Feather to add feature</text:span></text:p>
              </text:list-item>
              <text:list-item>
                <text:p text:style-name="P15"><text:span text:style-name="T7">Circuit Playground: Adafruit round form factor board for education</text:span></text:p>
              </text:list-item>
              <text:list-item>
                <text:p text:style-name="P15"><text:span text:style-name="T7">DotStar: Adafruit name for individually-addressable RGB color based on APA102/SK98225 LED</text:span></text:p>
              </text:list-item>
              <text:list-item>
                <text:p text:style-name="P15"><text:span text:style-name="T7">NeoPixel: Adafruit name for individually-addressable RGB color based on the WS2812, WS2811 or SK6812 LED/drivers</text:span></text:p>
              </text:list-item>
            </text:list>
          </draw:text-box>
        </draw:frame>
        <presentation:notes draw:style-name="dp2">
          <draw:page-thumbnail draw:name="Google Shape;201;g6e74570d77_0_298:notes" draw:style-name="gr1" draw:layer="layout" svg:width="16.932cm" svg:height="9.524cm" svg:x="1.059cm" svg:y="1.905cm" draw:page-number="26" presentation:class="page"/>
          <draw:frame draw:name="Google Shape;202;g6e74570d77_0_298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rgon (2/2)" draw:style-name="dp1" draw:master-page-name="TITLE_5f_AND_5f_BODY" presentation:presentation-page-layout-name="AL2T1">
        <draw:frame draw:name="Google Shape;210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Jargon (2/2)</text:span></text:p>
          </draw:text-box>
        </draw:frame>
        <draw:frame draw:name="Google Shape;211;p39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5"><text:span text:style-name="T7">Bluefruit (LE): Adafruit name for board that support Bluetooth (and BLE)</text:span></text:p>
              </text:list-item>
              <text:list-item>
                <text:p text:style-name="P15"><text:span text:style-name="T7">- Airlift: Adafruit name for ESP32 based (Nina FW) Wifi/HTTPS co-processor for microprocessor</text:span></text:p>
              </text:list-item>
              <text:list-item>
                <text:p text:style-name="P15"><text:span text:style-name="T7">Crickit: Robotics interface board for Circuit Playground, Microbit or Feather</text:span></text:p>
              </text:list-item>
              <text:list-item>
                <text:p text:style-name="P15"><text:span text:style-name="T7">Stemma: 4 pin JST PH (2.0mm pitch) used for I2C connector</text:span></text:p>
              </text:list-item>
              <text:list-item>
                <text:p text:style-name="P15"><text:span text:style-name="T7">Stemma QT: smaller 4 pin JST SH (1.0mm pitch) use for I2C connection</text:span></text:p>
              </text:list-item>
              <text:list-item>
                <text:p text:style-name="P15"><text:span text:style-name="T7">Express: Board typically supporting Circuit Python that have additional storage</text:span></text:p>
              </text:list-item>
              <text:list-item>
                <text:p text:style-name="P15"><text:span text:style-name="T7">Adafruit IO: Online service for IoT, dashboard, mqtt, ...</text:span></text:p>
              </text:list-item>
            </text:list>
          </draw:text-box>
        </draw:frame>
        <presentation:notes draw:style-name="dp2">
          <draw:page-thumbnail draw:name="Google Shape;207;g6e74570d77_0_304:notes" draw:style-name="gr1" draw:layer="layout" svg:width="16.932cm" svg:height="9.524cm" svg:x="1.059cm" svg:y="1.905cm" draw:page-number="27" presentation:class="page"/>
          <draw:frame draw:name="Google Shape;208;g6e74570d77_0_30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oples" draw:style-name="dp1" draw:master-page-name="TITLE_5f_AND_5f_BODY" presentation:presentation-page-layout-name="AL2T1">
        <draw:frame draw:name="Google Shape;216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Peoples</text:span></text:p>
          </draw:text-box>
        </draw:frame>
        <draw:frame draw:name="Google Shape;217;p40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5"><text:span text:style-name="T6">Limor</text:span></text:p>
              </text:list-item>
              <text:list-item>
                <text:p text:style-name="P15"><text:span text:style-name="T6">Phil</text:span></text:p>
              </text:list-item>
              <text:list-item>
                <text:p text:style-name="P15"><text:span text:style-name="T6">Scott</text:span></text:p>
              </text:list-item>
              <text:list-item>
                <text:p text:style-name="P15"><text:span text:style-name="T6">Dan</text:span></text:p>
              </text:list-item>
              <text:list-item>
                <text:p text:style-name="P15"><text:span text:style-name="T6">Kattni</text:span></text:p>
              </text:list-item>
              <text:list-item>
                <text:p text:style-name="P15"><text:span text:style-name="T6">John Park</text:span></text:p>
              </text:list-item>
              <text:list-item>
                <text:p text:style-name="P15"><text:span text:style-name="T6">...</text:span></text:p>
              </text:list-item>
            </text:list>
          </draw:text-box>
        </draw:frame>
        <presentation:notes draw:style-name="dp2">
          <draw:page-thumbnail draw:name="Google Shape;213;g6e74570d77_0_317:notes" draw:style-name="gr1" draw:layer="layout" svg:width="16.932cm" svg:height="9.524cm" svg:x="1.059cm" svg:y="1.905cm" draw:page-number="28" presentation:class="page"/>
          <draw:frame draw:name="Google Shape;214;g6e74570d77_0_317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TITLE_5f_AND_5f_BODY" presentation:presentation-page-layout-name="AL2T1">
        <draw:frame draw:name="Google Shape;222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hank you</text:span></text:p>
          </draw:text-box>
        </draw:frame>
        <draw:frame draw:name="Google Shape;223;p41" presentation:style-name="pr33" draw:text-style-name="P11" draw:layer="layout" svg:width="23.667cm" svg:height="9.489cm" svg:x="0.866cm" svg:y="3.201cm" presentation:class="outline" presentation:user-transformed="true">
          <draw:text-box>
            <text:p text:style-name="P16"><text:span text:style-name="T6">Thank you to the Circuit Python community</text:span></text:p>
            <text:p text:style-name="P17"><text:span text:style-name="T6">Questions (if any time left)</text:span></text:p>
            <text:p text:style-name="P18"><text:span text:style-name="T6">Stickers</text:span></text:p>
          </draw:text-box>
        </draw:frame>
        <presentation:notes draw:style-name="dp2">
          <draw:page-thumbnail draw:name="Google Shape;219;g6e74570d77_0_324:notes" draw:style-name="gr1" draw:layer="layout" svg:width="16.932cm" svg:height="9.524cm" svg:x="1.059cm" svg:y="1.905cm" draw:page-number="29" presentation:class="page"/>
          <draw:frame draw:name="Google Shape;220;g6e74570d77_0_324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4"/>
    <meta:generator>LibreOfficeDev/6.0.5.2$Linux_X86_64 LibreOffice_project/</meta:generator>
  </office:meta>
</office:document-meta>
</file>